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Light1" svg:font-family="'Noto Sans Light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Default">
      <style:paragraph-properties fo:margin-left="0cm" fo:margin-right="0cm" style:line-height-at-least="0.353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<text:bookmark-start text:name="__DdeLink__699_3689705162"/><text:a xlink:type="simple" xlink:href="https://visitghana.com/attractions/kwame-nkrumah-memorial-park/" text:style-name="Internet_20_link" text:visited-style-name="Visited_20_Internet_20_Link">Kwame Nkrumah Mausoleum</text:a><text:bookmark-end text:name="__DdeLink__699_3689705162"/> in Accra is a memorial park dedicated to Ghana's first president, Kwame Nkrumah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Light1" svg:font-family="'Noto Sans Light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 Light1" style:font-family-complex="'Noto Sans Light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lizarin_7e_LT_7e_Gliederung_20_1" style:display-name="Alizarin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Noto Sans Light1" style:font-family-complex="'Noto Sans Light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 Light1" style:font-family-complex="'Noto Sans Light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 Light1" style:font-family-complex="'Noto Sans Light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Noto Sans Light1" style:font-family-complex="'Noto Sans Light'" style:font-family-generic-complex="system" style:font-pitch-complex="variable" style:font-size-complex="12pt"/>
    </style:style>
    <style:style style:name="Backgro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 Light1" style:font-family-complex="'Noto Sans Light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loext:contextual-spacing="false" fo:line-height="150%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loext:contextual-spacing="false" fo:line-height="150%" fo:text-align="start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loext:contextual-spacing="false" fo:line-height="150%" fo:text-indent="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Black" fo:font-family="'Noto Sans Black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SemiBold" fo:font-family="'Noto Sans Semi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cm" fo:margin-bottom="0.3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paragraph-properties style:writing-mode="lr-tb"/>
      <style:text-properties fo:color="#e74c3c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Noto Sans Light1" style:font-family-complex="'Noto Sans Light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 Light1" style:font-family-complex="'Noto Sans Light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3T12:04:45.671679385</meta:creation-date>
    <dc:date>2023-05-23T12:07:00.886500969</dc:date>
    <meta:editing-duration>PT2M15S</meta:editing-duration>
    <meta:editing-cycles>1</meta:editing-cycles>
    <meta:document-statistic meta:table-count="0" meta:image-count="0" meta:object-count="0" meta:page-count="1" meta:paragraph-count="1" meta:word-count="17" meta:character-count="108" meta:non-whitespace-character-count="92"/>
    <meta:generator>LibreOffice/6.4.7.2$Linux_X86_64 LibreOffice_project/40$Build-2</meta:generator>
  </office:meta>
</office:document-meta>
</file>